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4pt" fo:font-weight="bold" officeooo:rsid="00045d66" officeooo:paragraph-rsid="00108bab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onsolas" fo:font-size="14pt" fo:font-weight="normal" officeooo:rsid="00045d66" officeooo:paragraph-rsid="00108bab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Consolas" fo:font-size="10.5pt" fo:font-weight="bold" officeooo:rsid="00045d66" officeooo:paragraph-rsid="00108bab" style:font-size-asian="10.5pt" style:font-weight-asian="bold" style:font-size-complex="10.5pt" style:font-weight-complex="bold"/>
    </style:style>
    <style:style style:name="P4" style:family="paragraph" style:parent-style-name="Standard">
      <style:text-properties style:font-name="Consolas" fo:font-size="10.5pt" fo:font-weight="bold" officeooo:rsid="00045d66" officeooo:paragraph-rsid="002fd72e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Consolas" fo:font-size="10.5pt" fo:font-weight="normal" officeooo:rsid="00045d66" officeooo:paragraph-rsid="00108bab" style:font-size-asian="10.5pt" style:font-weight-asian="normal" style:font-size-complex="10.5pt" style:font-weight-complex="normal"/>
    </style:style>
    <style:style style:name="T1" style:family="text">
      <style:text-properties officeooo:rsid="0007c7de"/>
    </style:style>
    <style:style style:name="T2" style:family="text">
      <style:text-properties officeooo:rsid="00121e3f"/>
    </style:style>
    <style:style style:name="T3" style:family="text">
      <style:text-properties officeooo:rsid="002d52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 Sahil A. Shaikh</text:p>
      <text:p text:style-name="P2">Roll no: 33364</text:p>
      <text:p text:style-name="P1"/>
      <text:p text:style-name="P1">Commands used today(1<text:span text:style-name="T2">8</text:span>/07/2019):</text:p>
      <text:p text:style-name="P3"/>
      <text:p text:style-name="P3">mysql&gt; insert into category values(1,"Honda");</text:p>
      <text:p text:style-name="P3">Query OK, 1 row affected (0.03 sec)</text:p>
      <text:p text:style-name="P3"/>
      <text:p text:style-name="P3">mysql&gt; select * from category;</text:p>
      <text:p text:style-name="P5">+--------+-------+</text:p>
      <text:p text:style-name="P5">| cat_id | name <text:s/>|</text:p>
      <text:p text:style-name="P5">+--------+-------+</text:p>
      <text:p text:style-name="P5">| <text:s text:c="5"/>1 | Honda |</text:p>
      <text:p text:style-name="P5">+--------+-------+</text:p>
      <text:p text:style-name="P5">1 row in set (0.00 sec)</text:p>
      <text:p text:style-name="P5"/>
      <text:p text:style-name="P3">mysql&gt; select * from customer;</text:p>
      <text:p text:style-name="P5">+------+-------+-----------------+------------+---------+</text:p>
      <text:p text:style-name="P5">| c_id | name <text:s/>| email <text:s text:c="10"/>| phone <text:s text:c="5"/>| address |</text:p>
      <text:p text:style-name="P5">+------+-------+-----------------+------------+---------+</text:p>
      <text:p text:style-name="P5">| <text:s text:c="3"/>1 | Sahil | sahil@gmail.com | 9545727831 | PUNE <text:s text:c="3"/>|</text:p>
      <text:p text:style-name="P5">+------+-------+-----------------+------------+---------+</text:p>
      <text:p text:style-name="P5">1 row in set (0.00 sec)</text:p>
      <text:p text:style-name="P5"/>
      <text:p text:style-name="P3">mysql&gt; insert into product values (1,"Activa3g",25,60000,1);</text:p>
      <text:p text:style-name="P5">Query OK, 1 row affected (0.03 sec)</text:p>
      <text:p text:style-name="P5"/>
      <text:p text:style-name="P3">mysql&gt; select * from product;</text:p>
      <text:p text:style-name="P5">+---------+----------+-------+-------+--------+</text:p>
      <text:p text:style-name="P5">| prod_id | p_name <text:s text:c="2"/>| stock | price | cat_id |</text:p>
      <text:p text:style-name="P5">+---------+----------+-------+-------+--------+</text:p>
      <text:p text:style-name="P5">| <text:s text:c="6"/>1 | Activa3g | <text:s text:c="3"/>25 | 60000 | <text:s text:c="5"/>1 |</text:p>
      <text:p text:style-name="P5">+---------+----------+-------+-------+--------+</text:p>
      <text:p text:style-name="P5">1 row in set (0.00 sec)</text:p>
      <text:p text:style-name="P5"/>
      <text:p text:style-name="P3">mysql&gt; insert into product values (2,"Activa4g",25,65000,1);</text:p>
      <text:p text:style-name="P5">Query OK, 1 row affected (0.03 sec)</text:p>
      <text:p text:style-name="P5"/>
      <text:p text:style-name="P3">mysql&gt; insert into product values (3,"Activa5g",25,67800,1);</text:p>
      <text:p text:style-name="P5">Query OK, 1 row affected (0.03 sec)</text:p>
      <text:p text:style-name="P5"/>
      <text:p text:style-name="P3">mysql&gt; select * from product;</text:p>
      <text:p text:style-name="P5">+---------+----------+-------+-------+--------+</text:p>
      <text:p text:style-name="P5">| prod_id | p_name <text:s text:c="2"/>| stock | price | cat_id |</text:p>
      <text:p text:style-name="P5">+---------+----------+-------+-------+--------+</text:p>
      <text:p text:style-name="P5">| <text:s text:c="6"/>1 | Activa3g | <text:s text:c="3"/>25 | 60000 | <text:s text:c="5"/>1 |</text:p>
      <text:p text:style-name="P5">| <text:s text:c="6"/>2 | Activa4g | <text:s text:c="3"/>25 | 65000 | <text:s text:c="5"/>1 |</text:p>
      <text:p text:style-name="P5">| <text:s text:c="6"/>3 | Activa5g | <text:s text:c="3"/>25 | 67800 | <text:s text:c="5"/>1 |</text:p>
      <text:p text:style-name="P5">+---------+----------+-------+-------+--------+</text:p>
      <text:p text:style-name="P5">3 rows in set (0.00 sec)</text:p>
      <text:p text:style-name="P5"/>
      <text:p text:style-name="P3">mysql&gt; select * from order_t;</text:p>
      <text:p text:style-name="P5">+----------+------------+------+--------+---------+</text:p>
      <text:p text:style-name="P5">| order_id | order_date | tax <text:s/>| amount | cust_id |</text:p>
      <text:p text:style-name="P5">+----------+------------+------+--------+---------+</text:p>
      <text:p text:style-name="P5">| <text:s text:c="6"/>12 | 2019-07-18 | 5000 | <text:s/>67800 | <text:s text:c="6"/>1 |</text:p>
      <text:p text:style-name="P5">+----------+------------+------+--------+---------+</text:p>
      <text:p text:style-name="P5">1 row in set (0.00 sec)</text:p>
      <text:p text:style-name="P3"><text:soft-page-break/>mysql&gt; insert into category values(2,"Suzuki"),(3,"Vespa"),(4,"TVS"),(5,"Bajaj"),(6,"Hero"),(7,"Enfield");</text:p>
      <text:p text:style-name="P5">Query OK, 6 rows affected (0.05 sec)</text:p>
      <text:p text:style-name="P5">Records: 6 <text:s/>Duplicates: 0 <text:s/>Warnings: 0</text:p>
      <text:p text:style-name="P5"/>
      <text:p text:style-name="P3">mysql&gt; select * from category;</text:p>
      <text:p text:style-name="P5">+--------+---------+</text:p>
      <text:p text:style-name="P5">| cat_id | name <text:s text:c="3"/>|</text:p>
      <text:p text:style-name="P5">+--------+---------+</text:p>
      <text:p text:style-name="P5">| <text:s text:c="5"/>1 | Honda <text:s text:c="2"/>|</text:p>
      <text:p text:style-name="P5">| <text:s text:c="5"/>2 | Suzuki <text:s/>|</text:p>
      <text:p text:style-name="P5">| <text:s text:c="5"/>3 | Vespa <text:s text:c="2"/>|</text:p>
      <text:p text:style-name="P5">| <text:s text:c="5"/>4 | TVS <text:s text:c="4"/>|</text:p>
      <text:p text:style-name="P5">| <text:s text:c="5"/>5 | Bajaj <text:s text:c="2"/>|</text:p>
      <text:p text:style-name="P5">| <text:s text:c="5"/>6 | Hero <text:s text:c="3"/>|</text:p>
      <text:p text:style-name="P5">| <text:s text:c="5"/>7 | Enfield |</text:p>
      <text:p text:style-name="P5">+--------+---------+</text:p>
      <text:p text:style-name="P5">7 rows in set (0.00 sec)</text:p>
      <text:p text:style-name="P5"/>
      <text:p text:style-name="P3">mysql&gt; insert into product values(4,"Dio",40,80000,1),(5,"Pulsar",15,90000,5),(6,"Dominar",10,17400,5);</text:p>
      <text:p text:style-name="P5">Query OK, 3 rows affected (0.03 sec)</text:p>
      <text:p text:style-name="P5">Records: 3 <text:s/>Duplicates: 0 <text:s/>Warnings: 0</text:p>
      <text:p text:style-name="P5"/>
      <text:p text:style-name="P3">mysql&gt; select * from product;</text:p>
      <text:p text:style-name="P5">+---------+----------+-------+-------+--------+</text:p>
      <text:p text:style-name="P5">| prod_id | p_name <text:s text:c="2"/>| stock | price | cat_id |</text:p>
      <text:p text:style-name="P5">+---------+----------+-------+-------+--------+</text:p>
      <text:p text:style-name="P5">| <text:s text:c="6"/>1 | Activa3g | <text:s text:c="3"/>25 | 60000 | <text:s text:c="5"/>1 |</text:p>
      <text:p text:style-name="P5">| <text:s text:c="6"/>2 | Activa4g | <text:s text:c="3"/>25 | 65000 | <text:s text:c="5"/>1 |</text:p>
      <text:p text:style-name="P5">| <text:s text:c="6"/>3 | Activa5g | <text:s text:c="3"/>25 | 67800 | <text:s text:c="5"/>1 |</text:p>
      <text:p text:style-name="P5">| <text:s text:c="6"/>4 | Dio <text:s text:c="5"/>| <text:s text:c="3"/>40 | 80000 | <text:s text:c="5"/>1 |</text:p>
      <text:p text:style-name="P5">| <text:s text:c="6"/>5 | Pulsar <text:s text:c="2"/>| <text:s text:c="3"/>15 | 90000 | <text:s text:c="5"/>5 |</text:p>
      <text:p text:style-name="P5">| <text:s text:c="6"/>6 | Dominar <text:s/>| <text:s text:c="3"/>10 | 17400 | <text:s text:c="5"/>5 |</text:p>
      <text:p text:style-name="P5">+---------+----------+-------+-------+--------+</text:p>
      <text:p text:style-name="P5">6 rows in set (0.00 sec)</text:p>
      <text:p text:style-name="P5"/>
      <text:p text:style-name="P3">mysql&gt; insert into product values(7,"CB Hornet",30,86500,1);</text:p>
      <text:p text:style-name="P5">Query OK, 1 row affected (0.04 sec)</text:p>
      <text:p text:style-name="P5"/>
      <text:p text:style-name="P3">mysql&gt; select * from product;</text:p>
      <text:p text:style-name="P5">+---------+-----------+-------+-------+--------+</text:p>
      <text:p text:style-name="P5">| prod_id | p_name <text:s text:c="3"/>| stock | price | cat_id |</text:p>
      <text:p text:style-name="P5">+---------+-----------+-------+-------+--------+</text:p>
      <text:p text:style-name="P5">| <text:s text:c="6"/>1 | Activa3g <text:s/>| <text:s text:c="3"/>25 | 60000 | <text:s text:c="5"/>1 |</text:p>
      <text:p text:style-name="P5">| <text:s text:c="6"/>2 | Activa4g <text:s/>| <text:s text:c="3"/>25 | 65000 | <text:s text:c="5"/>1 |</text:p>
      <text:p text:style-name="P5">| <text:s text:c="6"/>3 | Activa5g <text:s/>| <text:s text:c="3"/>25 | 67800 | <text:s text:c="5"/>1 |</text:p>
      <text:p text:style-name="P5">| <text:s text:c="6"/>4 | Dio <text:s text:c="6"/>| <text:s text:c="3"/>40 | 80000 | <text:s text:c="5"/>1 |</text:p>
      <text:p text:style-name="P5">| <text:s text:c="6"/>5 | Pulsar <text:s text:c="3"/>| <text:s text:c="3"/>15 | 90000 | <text:s text:c="5"/>5 |</text:p>
      <text:p text:style-name="P5">| <text:s text:c="6"/>6 | Dominar <text:s text:c="2"/>| <text:s text:c="3"/>10 | 17400 | <text:s text:c="5"/>5 |</text:p>
      <text:p text:style-name="P5">| <text:s text:c="6"/>7 | CB Hornet | <text:s text:c="3"/>30 | 86500 | <text:s text:c="5"/>1 |</text:p>
      <text:p text:style-name="P5">+---------+-----------+-------+-------+--------+</text:p>
      <text:p text:style-name="P5">7 rows in set (0.00 sec)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">mysql&gt; insert into product values(8,"Platina",4,40749,5),(9,"Avenger",6,10400,5),(10,"Discover",5,54650,5),(11,"Gixxer",2,17100,2),(12,"Access125",8,55977,2),(13,"Hayabusa",5,1300000,2),(14,"Intruder",2,100000,2),(15,"Burgman",1,68000,2),(16,"Urban",4,73100,3),(17,"Notte125",1,73177,3),(18,"SXL",4,85000,3),(19,"VXL",3,81000,3),(20,"Elegant",4,101000,3),(21,"Apache160",14,79100,4),(22,"Jupiter",1,52177,4),(23,"NTORQ",7,58000,4),(24,"Sport",3,39000,4),(25,"Radeon",6,50000,4),(26,"Splendor",7,51000,6),(27,"Passion",50,54177,6),(28,"Glamour",7,61000,6),(29,"Maestro",5,51300,6),(30,"iSmart",6,56800,6),(31,"Classic",10,151000,7),(32,"Bullet",5,124177,7),(33,"Himalayan",3,179000,7),(34,"Interceptor",2,251000,7),(35,"Thunderbird",7,16400,6);</text:p>
      <text:p text:style-name="P5">Query OK, <text:span text:style-name="T3">28</text:span> rows affected (0.03 sec)</text:p>
      <text:p text:style-name="P5">Records: <text:span text:style-name="T3">28</text:span> <text:s/>Duplicates: 0 <text:s/>Warnings: 0</text:p>
      <text:p text:style-name="P5"/>
      <text:p text:style-name="P5">mysql&gt; select * from product;</text:p>
      <text:p text:style-name="P5">+---------+-------------+-------+---------+--------+</text:p>
      <text:p text:style-name="P5">| prod_id | p_name <text:s text:c="5"/>| stock | price <text:s text:c="2"/>| cat_id |</text:p>
      <text:p text:style-name="P5">+---------+-------------+-------+---------+--------+</text:p>
      <text:p text:style-name="P5">| <text:s text:c="6"/>1 | Activa3g <text:s text:c="3"/>| <text:s text:c="3"/>25 | <text:s text:c="2"/>60000 | <text:s text:c="5"/>1 |</text:p>
      <text:p text:style-name="P5">| <text:s text:c="6"/>2 | Activa4g <text:s text:c="3"/>| <text:s text:c="3"/>25 | <text:s text:c="2"/>65000 | <text:s text:c="5"/>1 |</text:p>
      <text:p text:style-name="P5">| <text:s text:c="6"/>3 | Activa5g <text:s text:c="3"/>| <text:s text:c="3"/>25 | <text:s text:c="2"/>67800 | <text:s text:c="5"/>1 |</text:p>
      <text:p text:style-name="P5">| <text:s text:c="6"/>4 | Dio <text:s text:c="8"/>| <text:s text:c="3"/>40 | <text:s text:c="2"/>80000 | <text:s text:c="5"/>1 |</text:p>
      <text:p text:style-name="P5">| <text:s text:c="6"/>5 | Pulsar <text:s text:c="5"/>| <text:s text:c="3"/>15 | <text:s text:c="2"/>90000 | <text:s text:c="5"/>5 |</text:p>
      <text:p text:style-name="P5">| <text:s text:c="6"/>6 | Dominar <text:s text:c="4"/>| <text:s text:c="3"/>10 | <text:s text:c="2"/>17400 | <text:s text:c="5"/>5 |</text:p>
      <text:p text:style-name="P5">| <text:s text:c="6"/>7 | CB Hornet <text:s text:c="2"/>| <text:s text:c="3"/>30 | <text:s text:c="2"/>86500 | <text:s text:c="5"/>1 |</text:p>
      <text:p text:style-name="P5">| <text:s text:c="6"/>8 | Platina <text:s text:c="4"/>| <text:s text:c="4"/>4 | <text:s text:c="2"/>40749 | <text:s text:c="5"/>5 |</text:p>
      <text:p text:style-name="P5">| <text:s text:c="6"/>9 | Avenger <text:s text:c="4"/>| <text:s text:c="4"/>6 | <text:s text:c="2"/>10400 | <text:s text:c="5"/>5 |</text:p>
      <text:p text:style-name="P5">| <text:s text:c="5"/>10 | Discover <text:s text:c="3"/>| <text:s text:c="4"/>5 | <text:s text:c="2"/>54650 | <text:s text:c="5"/>5 |</text:p>
      <text:p text:style-name="P5">| <text:s text:c="5"/>11 | Gixxer <text:s text:c="5"/>| <text:s text:c="4"/>2 | <text:s text:c="2"/>17100 | <text:s text:c="5"/>2 |</text:p>
      <text:p text:style-name="P5">| <text:s text:c="5"/>12 | Access125 <text:s text:c="2"/>| <text:s text:c="4"/>8 | <text:s text:c="2"/>55977 | <text:s text:c="5"/>2 |</text:p>
      <text:p text:style-name="P5">| <text:s text:c="5"/>13 | Hayabusa <text:s text:c="3"/>| <text:s text:c="4"/>5 | 1300000 | <text:s text:c="5"/>2 |</text:p>
      <text:p text:style-name="P5">| <text:s text:c="5"/>14 | Intruder <text:s text:c="3"/>| <text:s text:c="4"/>2 | <text:s/>100000 | <text:s text:c="5"/>2 |</text:p>
      <text:p text:style-name="P5">| <text:s text:c="5"/>15 | Burgman <text:s text:c="4"/>| <text:s text:c="4"/>1 | <text:s text:c="2"/>68000 | <text:s text:c="5"/>2 |</text:p>
      <text:p text:style-name="P5">| <text:s text:c="5"/>16 | Urban <text:s text:c="6"/>| <text:s text:c="4"/>4 | <text:s text:c="2"/>73100 | <text:s text:c="5"/>3 |</text:p>
      <text:p text:style-name="P5">| <text:s text:c="5"/>17 | Notte125 <text:s text:c="3"/>| <text:s text:c="4"/>1 | <text:s text:c="2"/>73177 | <text:s text:c="5"/>3 |</text:p>
      <text:p text:style-name="P5">| <text:s text:c="5"/>18 | SXL <text:s text:c="8"/>| <text:s text:c="4"/>4 | <text:s text:c="2"/>85000 | <text:s text:c="5"/>3 |</text:p>
      <text:p text:style-name="P5">| <text:s text:c="5"/>19 | VXL <text:s text:c="8"/>| <text:s text:c="4"/>3 | <text:s text:c="2"/>81000 | <text:s text:c="5"/>3 |</text:p>
      <text:p text:style-name="P5">| <text:s text:c="5"/>20 | Elegant <text:s text:c="4"/>| <text:s text:c="4"/>4 | <text:s/>101000 | <text:s text:c="5"/>3 |</text:p>
      <text:p text:style-name="P5">| <text:s text:c="5"/>21 | Apache160 <text:s text:c="2"/>| <text:s text:c="3"/>14 | <text:s text:c="2"/>79100 | <text:s text:c="5"/>4 |</text:p>
      <text:p text:style-name="P5">| <text:s text:c="5"/>22 | Jupiter <text:s text:c="4"/>| <text:s text:c="4"/>1 | <text:s text:c="2"/>52177 | <text:s text:c="5"/>4 |</text:p>
      <text:p text:style-name="P5">| <text:s text:c="5"/>23 | NTORQ <text:s text:c="6"/>| <text:s text:c="4"/>7 | <text:s text:c="2"/>58000 | <text:s text:c="5"/>4 |</text:p>
      <text:p text:style-name="P5">| <text:s text:c="5"/>24 | Sport <text:s text:c="6"/>| <text:s text:c="4"/>3 | <text:s text:c="2"/>39000 | <text:s text:c="5"/>4 |</text:p>
      <text:p text:style-name="P5">| <text:s text:c="5"/>25 | Radeon <text:s text:c="5"/>| <text:s text:c="4"/>6 | <text:s text:c="2"/>50000 | <text:s text:c="5"/>4 |</text:p>
      <text:p text:style-name="P5">| <text:s text:c="5"/>26 | Splendor <text:s text:c="3"/>| <text:s text:c="4"/>7 | <text:s text:c="2"/>51000 | <text:s text:c="5"/>6 |</text:p>
      <text:p text:style-name="P5">| <text:s text:c="5"/>27 | Passion <text:s text:c="4"/>| <text:s text:c="3"/>50 | <text:s text:c="2"/>54177 | <text:s text:c="5"/>6 |</text:p>
      <text:p text:style-name="P5">| <text:s text:c="5"/>28 | Glamour <text:s text:c="4"/>| <text:s text:c="4"/>7 | <text:s text:c="2"/>61000 | <text:s text:c="5"/>6 |</text:p>
      <text:p text:style-name="P5">| <text:s text:c="5"/>29 | Maestro <text:s text:c="4"/>| <text:s text:c="4"/>5 | <text:s text:c="2"/>51300 | <text:s text:c="5"/>6 |</text:p>
      <text:p text:style-name="P5">| <text:s text:c="5"/>30 | iSmart <text:s text:c="5"/>| <text:s text:c="4"/>6 | <text:s text:c="2"/>56800 | <text:s text:c="5"/>6 |</text:p>
      <text:p text:style-name="P5">| <text:s text:c="5"/>31 | Classic <text:s text:c="4"/>| <text:s text:c="3"/>10 | <text:s/>151000 | <text:s text:c="5"/>7 |</text:p>
      <text:p text:style-name="P5">| <text:s text:c="5"/>32 | Bullet <text:s text:c="5"/>| <text:s text:c="4"/>5 | <text:s/>124177 | <text:s text:c="5"/>7 |</text:p>
      <text:p text:style-name="P5">| <text:s text:c="5"/>33 | Himalayan <text:s text:c="2"/>| <text:s text:c="4"/>3 | <text:s/>179000 | <text:s text:c="5"/>7 |</text:p>
      <text:p text:style-name="P5">| <text:s text:c="5"/>34 | Interceptor | <text:s text:c="4"/>2 | <text:s/>251000 | <text:s text:c="5"/>7 |</text:p>
      <text:p text:style-name="P5">| <text:s text:c="5"/>35 | Thunderbird | <text:s text:c="4"/>7 | <text:s text:c="2"/>16400 | <text:s text:c="5"/>6 |</text:p>
      <text:p text:style-name="P5">+---------+-------------+-------+---------+--------+</text:p>
      <text:p text:style-name="P5">35 rows in set (0.00 sec)</text:p>
      <text:p text:style-name="P5"/>
      <text:p text:style-name="P5"/>
      <text:p text:style-name="P3"><text:soft-page-break/>mysql&gt; select * from product;</text:p>
      <text:p text:style-name="P5">+---------+-------------+-------+---------+--------+</text:p>
      <text:p text:style-name="P5">| prod_id | p_name <text:s text:c="5"/>| stock | price <text:s text:c="2"/>| cat_id |</text:p>
      <text:p text:style-name="P5">+---------+-------------+-------+---------+--------+</text:p>
      <text:p text:style-name="P5">| <text:s text:c="6"/>1 | Activa3g <text:s text:c="3"/>| <text:s text:c="3"/>25 | <text:s text:c="2"/>60000 | <text:s text:c="5"/>1 |</text:p>
      <text:p text:style-name="P5">| <text:s text:c="6"/>2 | Activa4g <text:s text:c="3"/>| <text:s text:c="3"/>25 | <text:s text:c="2"/>65000 | <text:s text:c="5"/>1 |</text:p>
      <text:p text:style-name="P5">| <text:s text:c="6"/>3 | Activa5g <text:s text:c="3"/>| <text:s text:c="3"/>25 | <text:s text:c="2"/>67800 | <text:s text:c="5"/>1 |</text:p>
      <text:p text:style-name="P5">| <text:s text:c="6"/>4 | Dio <text:s text:c="8"/>| <text:s text:c="3"/>40 | <text:s text:c="2"/>80000 | <text:s text:c="5"/>1 |</text:p>
      <text:p text:style-name="P5">| <text:s text:c="6"/>5 | Pulsar <text:s text:c="5"/>| <text:s text:c="3"/>15 | <text:s text:c="2"/>90000 | <text:s text:c="5"/>5 |</text:p>
      <text:p text:style-name="P5">| <text:s text:c="6"/>6 | Dominar <text:s text:c="4"/>| <text:s text:c="3"/>10 | <text:s text:c="2"/>17400 | <text:s text:c="5"/>5 |</text:p>
      <text:p text:style-name="P5">| <text:s text:c="6"/>7 | CB Hornet <text:s text:c="2"/>| <text:s text:c="3"/>30 | <text:s text:c="2"/>86500 | <text:s text:c="5"/>1 |</text:p>
      <text:p text:style-name="P5">| <text:s text:c="6"/>8 | Platina <text:s text:c="4"/>| <text:s text:c="4"/>4 | <text:s text:c="2"/>40749 | <text:s text:c="5"/>5 |</text:p>
      <text:p text:style-name="P5">| <text:s text:c="6"/>9 | Avenger <text:s text:c="4"/>| <text:s text:c="4"/>6 | <text:s text:c="2"/>10400 | <text:s text:c="5"/>5 |</text:p>
      <text:p text:style-name="P5">| <text:s text:c="5"/>10 | Discover <text:s text:c="3"/>| <text:s text:c="4"/>5 | <text:s text:c="2"/>54650 | <text:s text:c="5"/>5 |</text:p>
      <text:p text:style-name="P5">| <text:s text:c="5"/>11 | Gixxer <text:s text:c="5"/>| <text:s text:c="4"/>2 | <text:s text:c="2"/>17100 | <text:s text:c="5"/>2 |</text:p>
      <text:p text:style-name="P5">| <text:s text:c="5"/>12 | Access125 <text:s text:c="2"/>| <text:s text:c="4"/>8 | <text:s text:c="2"/>55977 | <text:s text:c="5"/>2 |</text:p>
      <text:p text:style-name="P5">| <text:s text:c="5"/>13 | Hayabusa <text:s text:c="3"/>| <text:s text:c="4"/>5 | 1300000 | <text:s text:c="5"/>2 |</text:p>
      <text:p text:style-name="P5">| <text:s text:c="5"/>14 | Intruder <text:s text:c="3"/>| <text:s text:c="4"/>2 | <text:s/>100000 | <text:s text:c="5"/>2 |</text:p>
      <text:p text:style-name="P5">| <text:s text:c="5"/>15 | Burgman <text:s text:c="4"/>| <text:s text:c="4"/>1 | <text:s text:c="2"/>68000 | <text:s text:c="5"/>2 |</text:p>
      <text:p text:style-name="P5">| <text:s text:c="5"/>16 | Urban <text:s text:c="6"/>| <text:s text:c="4"/>4 | <text:s text:c="2"/>73100 | <text:s text:c="5"/>3 |</text:p>
      <text:p text:style-name="P5">| <text:s text:c="5"/>17 | Notte125 <text:s text:c="3"/>| <text:s text:c="4"/>1 | <text:s text:c="2"/>73177 | <text:s text:c="5"/>3 |</text:p>
      <text:p text:style-name="P5">| <text:s text:c="5"/>18 | SXL <text:s text:c="8"/>| <text:s text:c="4"/>4 | <text:s text:c="2"/>85000 | <text:s text:c="5"/>3 |</text:p>
      <text:p text:style-name="P5">| <text:s text:c="5"/>19 | VXL <text:s text:c="8"/>| <text:s text:c="4"/>3 | <text:s text:c="2"/>81000 | <text:s text:c="5"/>3 |</text:p>
      <text:p text:style-name="P5">| <text:s text:c="5"/>20 | Elegant <text:s text:c="4"/>| <text:s text:c="4"/>4 | <text:s/>101000 | <text:s text:c="5"/>3 |</text:p>
      <text:p text:style-name="P5">| <text:s text:c="5"/>21 | Apache160 <text:s text:c="2"/>| <text:s text:c="3"/>14 | <text:s text:c="2"/>79100 | <text:s text:c="5"/>4 |</text:p>
      <text:p text:style-name="P5">| <text:s text:c="5"/>22 | Jupiter <text:s text:c="4"/>| <text:s text:c="4"/>1 | <text:s text:c="2"/>52177 | <text:s text:c="5"/>4 |</text:p>
      <text:p text:style-name="P5">| <text:s text:c="5"/>23 | NTORQ <text:s text:c="6"/>| <text:s text:c="4"/>7 | <text:s text:c="2"/>58000 | <text:s text:c="5"/>4 |</text:p>
      <text:p text:style-name="P5">| <text:s text:c="5"/>24 | Sport <text:s text:c="6"/>| <text:s text:c="4"/>3 | <text:s text:c="2"/>39000 | <text:s text:c="5"/>4 |</text:p>
      <text:p text:style-name="P5">| <text:s text:c="5"/>25 | Radeon <text:s text:c="5"/>| <text:s text:c="4"/>6 | <text:s text:c="2"/>50000 | <text:s text:c="5"/>4 |</text:p>
      <text:p text:style-name="P5">| <text:s text:c="5"/>26 | Splendor <text:s text:c="3"/>| <text:s text:c="4"/>7 | <text:s text:c="2"/>51000 | <text:s text:c="5"/>6 |</text:p>
      <text:p text:style-name="P5">| <text:s text:c="5"/>27 | Passion <text:s text:c="4"/>| <text:s text:c="3"/>50 | <text:s text:c="2"/>54177 | <text:s text:c="5"/>6 |</text:p>
      <text:p text:style-name="P5">| <text:s text:c="5"/>28 | Glamour <text:s text:c="4"/>| <text:s text:c="4"/>7 | <text:s text:c="2"/>61000 | <text:s text:c="5"/>6 |</text:p>
      <text:p text:style-name="P5">| <text:s text:c="5"/>29 | Maestro <text:s text:c="4"/>| <text:s text:c="4"/>5 | <text:s text:c="2"/>51300 | <text:s text:c="5"/>6 |</text:p>
      <text:p text:style-name="P5">| <text:s text:c="5"/>30 | iSmart <text:s text:c="5"/>| <text:s text:c="4"/>6 | <text:s text:c="2"/>56800 | <text:s text:c="5"/>6 |</text:p>
      <text:p text:style-name="P5">| <text:s text:c="5"/>31 | Classic <text:s text:c="4"/>| <text:s text:c="3"/>10 | <text:s/>151000 | <text:s text:c="5"/>7 |</text:p>
      <text:p text:style-name="P5">| <text:s text:c="5"/>32 | Bullet <text:s text:c="5"/>| <text:s text:c="4"/>5 | <text:s/>124177 | <text:s text:c="5"/>7 |</text:p>
      <text:p text:style-name="P5">| <text:s text:c="5"/>33 | Himalayan <text:s text:c="2"/>| <text:s text:c="4"/>3 | <text:s/>179000 | <text:s text:c="5"/>7 |</text:p>
      <text:p text:style-name="P5">| <text:s text:c="5"/>34 | Interceptor | <text:s text:c="4"/>2 | <text:s/>251000 | <text:s text:c="5"/>7 |</text:p>
      <text:p text:style-name="P5">| <text:s text:c="5"/>35 | Thunderbird | <text:s text:c="4"/>7 | <text:s text:c="2"/>16400 | <text:s text:c="5"/>7 |</text:p>
      <text:p text:style-name="P5">+---------+-------------+-------+---------+--------+</text:p>
      <text:p text:style-name="P5">35 rows in set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4:08:14.817826915</meta:creation-date>
    <dc:date>2019-07-18T15:45:36.318775054</dc:date>
    <meta:editing-duration>PT1H37M8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4" meta:paragraph-count="179" meta:word-count="1520" meta:character-count="8703" meta:non-whitespace-character-count="5731"/>
  </office:meta>
</office:document-meta>
</file>